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French<text:tab/><text:tab/><text:tab/><text:tab/><text:tab/></text:p>
      <text:p text:style-name="P6">Author of letter<text:tab/><text:tab/><text:tab/><text:tab/>M. Morpurgo, C. Allati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25, 1894</text:p>
      <text:p text:style-name="P6">Month<text:tab/><text:tab/><text:tab/><text:tab/><text:tab/><text:tab/>February 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Salonique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ALLIANCE ISRA<text:span text:style-name="T2">É</text:span><text:span text:style-name="T3">LITE UNIVERSELLE<text:tab/><text:tab/><text:tab/><text:tab/><text:tab/>Salonique le 25 Febrier 94/</text:span></text:p>
      <text:p text:style-name="P3"><text:span text:style-name="T3">Salonique/</text:span></text:p>
      <text:p text:style-name="P2"><text:span text:style-name="T3">Honorable Conseil de la Communant</text:span><text:span text:style-name="T2">é</text:span><text:span text:style-name="T3">/</text:span></text:p>
      <text:p text:style-name="P2"><text:span text:style-name="T3">Israelite/</text:span></text:p>
      <text:p text:style-name="P4"><text:span text:style-name="T3">Philadelphia/</text:span></text:p>
      <text:p text:style-name="P3"><text:span text:style-name="T3">Messieurs,/</text:span></text:p>
      <text:p text:style-name="P3"><text:span text:style-name="T3"><text:tab/>Depuis environ deux ans de nombreux/ </text:span><text:span text:style-name="T2">é</text:span><text:span text:style-name="T3">midr</text:span><text:span text:style-name="T2">é</text:span><text:span text:style-name="T3">s russes sont venus se r</text:span><text:span text:style-name="T2">é</text:span><text:span text:style-name="T3">fugier a Salonique/ Notre population guoigu elle contienne elle meme/ une proportion </text:span><text:span text:style-name="T2">é</text:span><text:span text:style-name="T3">norme de pauvres indigenes a fait/ tout son possible pour se rendre utile a ces/ matheureux r</text:span><text:span text:style-name="T2">é</text:span><text:span text:style-name="T3">fugies. <text:s/>Malgre cependant tous les/ graves sacrifices qu'elle S'est impos</text:span><text:span text:style-name="T2">é</text:span><text:span text:style-name="T3">s et les/ Secours qu'elle a re</text:span><text:span text:style-name="T2">ç</text:span><text:span text:style-name="T3">us dans ce m</text:span><text:span text:style-name="T2">ê</text:span><text:span text:style-name="T3">me but du/ Comite Central de l'Alliance Israelite, du/ Baron de Hirsch et de quelques autres/ philanthropes, la Situation de ces pauvres/ etrangers continue </text:span><text:span text:style-name="T2">à</text:span><text:span text:style-name="T3"> etre des plus pr</text:span><text:span text:style-name="T2">é</text:span><text:span text:style-name="T3">caires et/ nous ajouterons m</text:span><text:span text:style-name="T2">ê</text:span><text:span text:style-name="T3">me des plus inquietantes./</text:span></text:p>
      <text:p text:style-name="P3"><text:span text:style-name="T3"><text:tab/>Coutes les ressources dont on disposait/</text:span></text:p>
      <text:p text:style-name="P3"><text:soft-page-break/><text:span text:style-name="T3">[Page 2]</text:span></text:p>
      <text:p text:style-name="P3"><text:span text:style-name="T3">ont </text:span><text:span text:style-name="T2">été vite epuisées par suite du nombre/ considerable et des grands besoins des réfugiés;/ aussi ces matheureux se trouvent aufourd hui/ dans un état de misere et de denument dont/ il est impossible de se faire une idée. <text:s/>Nous/ avons actuellement dans notre ville pres/ de 200 familles russes, soit environ 1000/ personnes. <text:s/>C'est un spectacle navrant que/ de voir trainer en masse dans toutes les rues/ de notre ville hommes, femmes, enfants demi/ nus, portant sur leur visage la trace profonde/ de leurs souffrances, et qui tendent piteusement/ la main aux passants. <text:s/>Leur état de/ misere et de detresse les rend plus susceptibles/ que tout autre aux maladies, qui ont causé/ et causent matheureusement une grande/ mortalité parmi eux./</text:span></text:p>
      <text:p text:style-name="P3"><text:span text:style-name="T2"><text:tab/>Nous prenons la liberté de faire/ un chaleureux appel a vos sentiments de/ Charité en faveur de ces infortunés, soit pour/ pouvoir porter quelques soulagement aux/ nombreux malades, aux viellards, aux veuves/ et aux orphelins, sout pour faciliter par/</text:span></text:p>
      <text:p text:style-name="P3"><text:span text:style-name="T2"/></text:p>
      <text:p text:style-name="P3"><text:span text:style-name="T2">[Page 3]</text:span></text:p>
      <text:p text:style-name="P3"><text:span text:style-name="T2">quelque secours, aux personnes qui connais-/sent des metiers, les moyens de les exercer./</text:span></text:p>
      <text:p text:style-name="P3"><text:span text:style-name="T2"><text:tab/>Veuillez agréer, Messieurs, l'assurance/ de notre plus haiste consideration./</text:span></text:p>
      <text:p text:style-name="P3"><text:span text:style-name="T2">Le Secretaire.<text:tab/><text:tab/><text:tab/><text:tab/><text:tab/>Pour le Comité Local/</text:span></text:p>
      <text:p text:style-name="P3"><text:span text:style-name="T2">M Morpurgo<text:tab/><text:tab/><text:tab/><text:tab/><text:tab/>Le Vice President/</text:span></text:p>
      <text:p text:style-name="P3"><text:span text:style-name="T2"><text:tab/><text:tab/><text:tab/><text:tab/><text:tab/><text:tab/>C. Allati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25:38.98</meta:creation-date>
    <dc:date>2011-12-20T14:40:27.08</dc:date>
    <dc:creator>Penn Libraries</dc:creator>
    <meta:editing-duration>PT00H14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482" meta:character-count="3330"/>
  </office:meta>
</office:document-meta>
</file>